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13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237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0.474cm"/>
    </style:style>
    <style:style style:name="co6" style:family="table-column">
      <style:table-column-properties fo:break-before="auto" style:column-width="3.404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895cm"/>
    </style:style>
    <style:style style:name="co9" style:family="table-column">
      <style:table-column-properties fo:break-before="auto" style:column-width="1.642cm"/>
    </style:style>
    <style:style style:name="co10" style:family="table-column">
      <style:table-column-properties fo:break-before="auto" style:column-width="2.004cm"/>
    </style:style>
    <style:style style:name="co11" style:family="table-column">
      <style:table-column-properties fo:break-before="auto" style:column-width="0.66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4"/>
    <style:style style:name="ce2" style:family="table-cell" style:parent-style-name="Pivot_20_Table_20_Field" style:data-style-name="N100">
      <style:table-cell-properties fo:border-bottom="0.99pt solid #000000" fo:background-color="#cccccc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ackground-color="#cccccc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ackground-color="#cccccc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2.01pt solid #000000" fo:background-color="#cccccc" fo:border-left="2.01pt solid #000000" fo:border-right="0.99pt solid #000000" fo:border-top="none"/>
    </style:style>
    <style:style style:name="ce6" style:family="table-cell" style:parent-style-name="Default">
      <style:table-cell-properties fo:border-bottom="0.74pt solid #000000" fo:background-color="#dddddd" fo:border-left="0.74pt solid #000000" fo:border-right="none" fo:border-top="0.74pt solid #000000"/>
    </style:style>
    <style:style style:name="ce7" style:family="table-cell" style:parent-style-name="Default">
      <style:table-cell-properties fo:border-bottom="none" fo:background-color="#eeeeee" fo:border-left="0.74pt solid #000000" fo:border-right="none" fo:border-top="0.74pt solid #000000"/>
    </style:style>
    <style:style style:name="ce8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9" style:family="table-cell" style:parent-style-name="Default">
      <style:table-cell-properties fo:border-bottom="0.74pt solid #000000" fo:background-color="#eeeeee" fo:border-left="0.74pt solid #000000" fo:border-right="none" fo:border-top="none"/>
    </style:style>
    <style:style style:name="ce10" style:family="table-cell" style:parent-style-name="Pivot_20_Table_20_Category" style:data-style-name="N0">
      <style:table-cell-properties fo:background-color="#cccccc" fo:border="0.74pt solid #000000"/>
    </style:style>
    <style:style style:name="ce11" style:family="table-cell" style:parent-style-name="Pivot_20_Table_20_Value" style:data-style-name="N2">
      <style:table-cell-properties fo:border-bottom="none" fo:background-color="#eeeeee" fo:border-left="0.99pt solid #000000" fo:border-right="none" fo:border-top="0.99pt solid #000000"/>
    </style:style>
    <style:style style:name="ce12" style:family="table-cell" style:parent-style-name="Pivot_20_Table_20_Value" style:data-style-name="N2">
      <style:table-cell-properties fo:border-bottom="none" fo:background-color="#eeeeee" fo:border-left="0.99pt solid #000000" fo:border-right="none" fo:border-top="none"/>
    </style:style>
    <style:style style:name="ce13" style:family="table-cell" style:parent-style-name="Pivot_20_Table_20_Value" style:data-style-name="N2">
      <style:table-cell-properties fo:border-bottom="2.01pt solid #000000" fo:background-color="#eeeeee" fo:border-left="0.99pt solid #000000" fo:border-right="none" fo:border-top="none"/>
    </style:style>
    <style:style style:name="ce14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15" style:family="table-cell" style:parent-style-name="Default">
      <style:table-cell-properties fo:border-bottom="none" fo:background-color="#eeeeee" fo:border-left="none" fo:border-right="none" fo:border-top="0.74pt solid #000000"/>
    </style:style>
    <style:style style:name="ce16" style:family="table-cell" style:parent-style-name="Default">
      <style:table-cell-properties fo:background-color="#eeeeee"/>
    </style:style>
    <style:style style:name="ce17" style:family="table-cell" style:parent-style-name="Default">
      <style:table-cell-properties fo:background-color="#eeeeee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end" fo:margin-left="0cm"/>
    </style:style>
    <style:style style:name="ce19" style:family="table-cell" style:parent-style-name="Pivot_20_Table_20_Value" style:data-style-name="N2">
      <style:table-cell-properties fo:border-bottom="none" fo:background-color="#eeeeee" fo:border-left="none" fo:border-right="none" fo:border-top="0.99pt solid #000000"/>
    </style:style>
    <style:style style:name="ce20" style:family="table-cell" style:parent-style-name="Pivot_20_Table_20_Value" style:data-style-name="N2">
      <style:table-cell-properties fo:background-color="#eeeeee"/>
    </style:style>
    <style:style style:name="ce21" style:family="table-cell" style:parent-style-name="Pivot_20_Table_20_Value" style:data-style-name="N2">
      <style:table-cell-properties fo:border-bottom="2.01pt solid #000000" fo:background-color="#eeeeee" fo:border-left="none" fo:border-right="none" fo:border-top="none"/>
    </style:style>
    <style:style style:name="ce22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23" style:family="table-cell" style:parent-style-name="Default" style:data-style-name="N2">
      <style:table-cell-properties fo:border-bottom="none" fo:background-color="#eeeeee" fo:border-left="none" fo:border-right="0.74pt solid #000000" fo:border-top="0.74pt solid #000000"/>
    </style:style>
    <style:style style:name="ce24" style:family="table-cell" style:parent-style-name="Default" style:data-style-name="N2">
      <style:table-cell-properties fo:border-bottom="none" fo:background-color="#eeeeee" fo:border-left="none" fo:border-right="0.74pt solid #000000" fo:border-top="none"/>
    </style:style>
    <style:style style:name="ce25" style:family="table-cell" style:parent-style-name="Default" style:data-style-name="N2">
      <style:table-cell-properties fo:border-bottom="0.74pt solid #000000" fo:background-color="#eeeeee" fo:border-left="none" fo:border-right="0.74pt solid #000000" fo:border-top="none"/>
    </style:style>
    <style:style style:name="ce26" style:family="table-cell" style:parent-style-name="Pivot_20_Table_20_Value" style:data-style-name="N2">
      <style:table-cell-properties fo:border-bottom="none" fo:background-color="#eeeeee" fo:border-left="none" fo:border-right="2.01pt solid #000000" fo:border-top="0.99pt solid #000000"/>
    </style:style>
    <style:style style:name="ce27" style:family="table-cell" style:parent-style-name="Pivot_20_Table_20_Value" style:data-style-name="N2">
      <style:table-cell-properties fo:border-bottom="none" fo:background-color="#eeeeee" fo:border-left="none" fo:border-right="2.01pt solid #000000" fo:border-top="none"/>
    </style:style>
    <style:style style:name="ce28" style:family="table-cell" style:parent-style-name="Pivot_20_Table_20_Value" style:data-style-name="N2">
      <style:table-cell-properties fo:border-bottom="2.01pt solid #000000" fo:background-color="#eeeeee" fo:border-left="none" fo:border-right="2.01pt solid #000000" fo:border-top="none"/>
    </style:style>
    <style:style style:name="ce29" style:family="table-cell" style:parent-style-name="Pivot_20_Table_20_Value" style:data-style-name="N2">
      <style:table-cell-properties fo:border-bottom="none" fo:background-color="#eeeeee" style:text-align-source="fix" style:repeat-content="false" fo:border-left="none" fo:border-right="none" fo:border-top="0.99pt solid #000000"/>
      <style:paragraph-properties fo:text-align="center" fo:margin-left="0cm"/>
    </style:style>
    <style:style style:name="ce30" style:family="table-cell" style:parent-style-name="Pivot_20_Table_20_Value" style:data-style-name="N2">
      <style:table-cell-properties fo:background-color="#eeeeee" style:text-align-source="fix" style:repeat-content="false"/>
      <style:paragraph-properties fo:text-align="center" fo:margin-left="0cm"/>
    </style:style>
    <style:style style:name="ce31" style:family="table-cell" style:parent-style-name="Pivot_20_Table_20_Value" style:data-style-name="N2">
      <style:table-cell-properties fo:border-bottom="2.01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_F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row table:style-name="ro1">
          <table:table-cell table:number-columns-repeated="12"/>
          <table:table-cell office:value-type="string" calcext:value-type="string">
            <text:p>Medias</text:p>
          </table:table-cell>
        </table:table-row>
        <table:table-row table:style-name="ro1" table:visibility="filter">
          <table:table-cell office:value-type="string" calcext:value-type="string">
            <text:p>Alg_1_144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1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.11" calcext:value-type="float">
            <text:p>130,1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8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.6" calcext:value-type="float">
            <text:p>130,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1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1.87" calcext:value-type="float">
            <text:p>131,8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9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9.55" calcext:value-type="float">
            <text:p>129,5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9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9.88" calcext:value-type="float">
            <text:p>129,8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9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9.97" calcext:value-type="float">
            <text:p>129,9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77" calcext:value-type="float">
            <text:p>118,7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75" calcext:value-type="float">
            <text:p>118,7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11" calcext:value-type="float">
            <text:p>119,1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69" calcext:value-type="float">
            <text:p>118,6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44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7" calcext:value-type="float">
            <text:p>118,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2:.J35])" office:value-type="float" office:value="125.333333333333" calcext:value-type="float">
            <text:p>125,33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74" calcext:value-type="float">
            <text:p>116,7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74" calcext:value-type="float">
            <text:p>116,7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7" calcext:value-type="float">
            <text:p>116,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8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8.26" calcext:value-type="float">
            <text:p>128,2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8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8.1" calcext:value-type="float">
            <text:p>128,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7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7.4" calcext:value-type="float">
            <text:p>127,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9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9.19" calcext:value-type="float">
            <text:p>129,1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8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8.31" calcext:value-type="float">
            <text:p>128,3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8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8.81" calcext:value-type="float">
            <text:p>128,8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8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8.75" calcext:value-type="float">
            <text:p>128,7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7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7.45" calcext:value-type="float">
            <text:p>127,4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44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66" calcext:value-type="float">
            <text:p>116,6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38:.J71])" office:value-type="float" office:value="124.425833333333" calcext:value-type="float">
            <text:p>124,43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43" calcext:value-type="float">
            <text:p>117,4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64" calcext:value-type="float">
            <text:p>117,6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68" calcext:value-type="float">
            <text:p>117,6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98" calcext:value-type="float">
            <text:p>116,9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64" calcext:value-type="float">
            <text:p>117,6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82" calcext:value-type="float">
            <text:p>117,8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7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7.92" calcext:value-type="float">
            <text:p>127,9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8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8.74" calcext:value-type="float">
            <text:p>128,7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8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8.44" calcext:value-type="float">
            <text:p>128,4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8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8.4" calcext:value-type="float">
            <text:p>128,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9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9.32" calcext:value-type="float">
            <text:p>129,3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44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8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8.56" calcext:value-type="float">
            <text:p>128,5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74:.J107])" office:value-type="float" office:value="123.0475" calcext:value-type="float">
            <text:p>123,05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.27" calcext:value-type="float">
            <text:p>130,2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9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9.14" calcext:value-type="float">
            <text:p>129,1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92" calcext:value-type="float">
            <text:p>119,9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15" calcext:value-type="float">
            <text:p>120,1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37" calcext:value-type="float">
            <text:p>120,3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83" calcext:value-type="float">
            <text:p>119,8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25" calcext:value-type="float">
            <text:p>120,2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37" calcext:value-type="float">
            <text:p>120,3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29" calcext:value-type="float">
            <text:p>120,2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1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1.26" calcext:value-type="float">
            <text:p>131,2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.82" calcext:value-type="float">
            <text:p>130,8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44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1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1.2" calcext:value-type="float">
            <text:p>131,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110:.J143])" office:value-type="float" office:value="124.489166666667" calcext:value-type="float">
            <text:p>124,49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4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4.1" calcext:value-type="float">
            <text:p>124,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4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4.36" calcext:value-type="float">
            <text:p>124,3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4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4.2" calcext:value-type="float">
            <text:p>124,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4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4.9" calcext:value-type="float">
            <text:p>124,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4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4.34" calcext:value-type="float">
            <text:p>124,3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82" calcext:value-type="float">
            <text:p>113,8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95" calcext:value-type="float">
            <text:p>112,9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35" calcext:value-type="float">
            <text:p>113,3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81" calcext:value-type="float">
            <text:p>112,8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95" calcext:value-type="float">
            <text:p>112,9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21" calcext:value-type="float">
            <text:p>113,2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24" calcext:value-type="float">
            <text:p>113,2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146:.J179])" office:value-type="float" office:value="117.8525" calcext:value-type="float">
            <text:p>117,85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34" calcext:value-type="float">
            <text:p>113,3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39" calcext:value-type="float">
            <text:p>113,3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4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4.13" calcext:value-type="float">
            <text:p>124,1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4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4.36" calcext:value-type="float">
            <text:p>124,3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4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4.35" calcext:value-type="float">
            <text:p>124,3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3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3.64" calcext:value-type="float">
            <text:p>123,6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4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4.3" calcext:value-type="float">
            <text:p>124,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4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4.63" calcext:value-type="float">
            <text:p>124,6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4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4.08" calcext:value-type="float">
            <text:p>124,0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4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4.14" calcext:value-type="float">
            <text:p>124,1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79" calcext:value-type="float">
            <text:p>120,7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99" calcext:value-type="float">
            <text:p>113,9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182:.J215])" office:value-type="float" office:value="121.261666666667" calcext:value-type="float">
            <text:p>121,26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49" calcext:value-type="float">
            <text:p>113,4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81" calcext:value-type="float">
            <text:p>113,8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8" calcext:value-type="float">
            <text:p>113,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3" calcext:value-type="float">
            <text:p>113,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99" calcext:value-type="float">
            <text:p>113,9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.13" calcext:value-type="float">
            <text:p>114,1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57" calcext:value-type="float">
            <text:p>113,5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3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3.72" calcext:value-type="float">
            <text:p>123,7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4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4.25" calcext:value-type="float">
            <text:p>124,2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4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4.49" calcext:value-type="float">
            <text:p>124,4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5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5.36" calcext:value-type="float">
            <text:p>125,3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5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5.43" calcext:value-type="float">
            <text:p>125,4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218:.J251])" office:value-type="float" office:value="118.278333333333" calcext:value-type="float">
            <text:p>118,28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7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7.26" calcext:value-type="float">
            <text:p>127,2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6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6.73" calcext:value-type="float">
            <text:p>126,7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5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5.71" calcext:value-type="float">
            <text:p>125,7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3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3.82" calcext:value-type="float">
            <text:p>123,8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.43" calcext:value-type="float">
            <text:p>115,4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12" calcext:value-type="float">
            <text:p>116,1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.41" calcext:value-type="float">
            <text:p>115,4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.13" calcext:value-type="float">
            <text:p>115,1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.36" calcext:value-type="float">
            <text:p>115,3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.12" calcext:value-type="float">
            <text:p>115,1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.67" calcext:value-type="float">
            <text:p>115,6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.73" calcext:value-type="float">
            <text:p>115,7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254:.J287])" office:value-type="float" office:value="118.9575" calcext:value-type="float">
            <text:p>118,96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8" calcext:value-type="float">
            <text:p>116,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66" calcext:value-type="float">
            <text:p>119,6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27" calcext:value-type="float">
            <text:p>120,2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03" calcext:value-type="float">
            <text:p>121,0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19" calcext:value-type="float">
            <text:p>120,1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7" calcext:value-type="float">
            <text:p>120,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91" calcext:value-type="float">
            <text:p>120,9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53" calcext:value-type="float">
            <text:p>120,5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39" calcext:value-type="float">
            <text:p>120,3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94" calcext:value-type="float">
            <text:p>120,9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11" calcext:value-type="float">
            <text:p>110,1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96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44" calcext:value-type="float">
            <text:p>109,4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290:.J323])" office:value-type="float" office:value="118.414166666667" calcext:value-type="float">
            <text:p>118,41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6" calcext:value-type="float">
            <text:p>109,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81" calcext:value-type="float">
            <text:p>109,8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99" calcext:value-type="float">
            <text:p>109,9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18" calcext:value-type="float">
            <text:p>110,1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7" calcext:value-type="float">
            <text:p>109,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83" calcext:value-type="float">
            <text:p>109,8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8" calcext:value-type="float">
            <text:p>109,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16" calcext:value-type="float">
            <text:p>110,1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91" calcext:value-type="float">
            <text:p>120,9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27" calcext:value-type="float">
            <text:p>121,2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34" calcext:value-type="float">
            <text:p>121,3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96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19" calcext:value-type="float">
            <text:p>121,1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326:.J359])" office:value-type="float" office:value="113.648333333333" calcext:value-type="float">
            <text:p>113,65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5" calcext:value-type="float">
            <text:p>120,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93" calcext:value-type="float">
            <text:p>120,9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81" calcext:value-type="float">
            <text:p>120,8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18" calcext:value-type="float">
            <text:p>121,1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77" calcext:value-type="float">
            <text:p>120,7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71" calcext:value-type="float">
            <text:p>120,7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14" calcext:value-type="float">
            <text:p>110,1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83" calcext:value-type="float">
            <text:p>109,8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48" calcext:value-type="float">
            <text:p>110,4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45" calcext:value-type="float">
            <text:p>110,4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54" calcext:value-type="float">
            <text:p>110,5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96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75" calcext:value-type="float">
            <text:p>109,7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362:.J395])" office:value-type="float" office:value="115.5075" calcext:value-type="float">
            <text:p>115,51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09" calcext:value-type="float">
            <text:p>111,0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73" calcext:value-type="float">
            <text:p>111,7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33" calcext:value-type="float">
            <text:p>111,3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6" calcext:value-type="float">
            <text:p>110,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2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2.64" calcext:value-type="float">
            <text:p>122,6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7" calcext:value-type="float">
            <text:p>121,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2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2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2.19" calcext:value-type="float">
            <text:p>122,1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2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2.28" calcext:value-type="float">
            <text:p>122,2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77" calcext:value-type="float">
            <text:p>121,7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84" calcext:value-type="float">
            <text:p>121,8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96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37" calcext:value-type="float">
            <text:p>121,3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398:.J431])" office:value-type="float" office:value="118.378333333333" calcext:value-type="float">
            <text:p>118,38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39" calcext:value-type="float">
            <text:p>117,3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83" calcext:value-type="float">
            <text:p>116,8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29" calcext:value-type="float">
            <text:p>109,2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31" calcext:value-type="float">
            <text:p>106,3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01" calcext:value-type="float">
            <text:p>106,0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76" calcext:value-type="float">
            <text:p>105,7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79" calcext:value-type="float">
            <text:p>105,7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05" calcext:value-type="float">
            <text:p>106,0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6" calcext:value-type="float">
            <text:p>106,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21" calcext:value-type="float">
            <text:p>106,2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48" calcext:value-type="float">
            <text:p>106,4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72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02" calcext:value-type="float">
            <text:p>106,0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434:.J467])" office:value-type="float" office:value="108.228333333333" calcext:value-type="float">
            <text:p>108,23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45" calcext:value-type="float">
            <text:p>106,4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92" calcext:value-type="float">
            <text:p>105,9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6" calcext:value-type="float">
            <text:p>109,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17" calcext:value-type="float">
            <text:p>117,1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43" calcext:value-type="float">
            <text:p>116,4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16" calcext:value-type="float">
            <text:p>117,1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04" calcext:value-type="float">
            <text:p>118,0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66" calcext:value-type="float">
            <text:p>116,6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54" calcext:value-type="float">
            <text:p>116,5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78" calcext:value-type="float">
            <text:p>116,7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03" calcext:value-type="float">
            <text:p>116,0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72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25" calcext:value-type="float">
            <text:p>116,2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470:.J503])" office:value-type="float" office:value="114.419166666667" calcext:value-type="float">
            <text:p>114,42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87" calcext:value-type="float">
            <text:p>116,8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43" calcext:value-type="float">
            <text:p>117,4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48" calcext:value-type="float">
            <text:p>106,4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56" calcext:value-type="float">
            <text:p>106,5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42" calcext:value-type="float">
            <text:p>106,4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24" calcext:value-type="float">
            <text:p>106,2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38" calcext:value-type="float">
            <text:p>106,3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29" calcext:value-type="float">
            <text:p>106,2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82" calcext:value-type="float">
            <text:p>105,8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02" calcext:value-type="float">
            <text:p>107,0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4" calcext:value-type="float">
            <text:p>106,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72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56" calcext:value-type="float">
            <text:p>106,5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506:.J539])" office:value-type="float" office:value="108.205833333333" calcext:value-type="float">
            <text:p>108,21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15" calcext:value-type="float">
            <text:p>107,1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25" calcext:value-type="float">
            <text:p>107,2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91" calcext:value-type="float">
            <text:p>116,9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38" calcext:value-type="float">
            <text:p>117,3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56" calcext:value-type="float">
            <text:p>117,5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35" calcext:value-type="float">
            <text:p>117,3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82" calcext:value-type="float">
            <text:p>117,8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9" calcext:value-type="float">
            <text:p>117,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84" calcext:value-type="float">
            <text:p>117,8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28" calcext:value-type="float">
            <text:p>118,2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05" calcext:value-type="float">
            <text:p>118,0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72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6" calcext:value-type="float">
            <text:p>117,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542:.J575])" office:value-type="float" office:value="115.924166666667" calcext:value-type="float">
            <text:p>115,92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78" calcext:value-type="float">
            <text:p>113,7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86" calcext:value-type="float">
            <text:p>112,8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34" calcext:value-type="float">
            <text:p>103,3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14" calcext:value-type="float">
            <text:p>103,1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89" calcext:value-type="float">
            <text:p>102,8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3" calcext:value-type="float">
            <text:p>103,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37" calcext:value-type="float">
            <text:p>103,3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59" calcext:value-type="float">
            <text:p>102,5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31" calcext:value-type="float">
            <text:p>103,3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81" calcext:value-type="float">
            <text:p>102,8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11" calcext:value-type="float">
            <text:p>103,1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48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1" calcext:value-type="float">
            <text:p>103,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578:.J611])" office:value-type="float" office:value="104.8" calcext:value-type="float">
            <text:p>104,80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28" calcext:value-type="float">
            <text:p>103,2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3" calcext:value-type="float">
            <text:p>103,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3" calcext:value-type="float">
            <text:p>103,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9" calcext:value-type="float">
            <text:p>102,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42" calcext:value-type="float">
            <text:p>103,4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34" calcext:value-type="float">
            <text:p>110,3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49" calcext:value-type="float">
            <text:p>113,4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92" calcext:value-type="float">
            <text:p>113,9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38" calcext:value-type="float">
            <text:p>113,3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94" calcext:value-type="float">
            <text:p>112,9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48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08" calcext:value-type="float">
            <text:p>113,0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614:.J647])" office:value-type="float" office:value="108.945833333333" calcext:value-type="float">
            <text:p>108,95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65" calcext:value-type="float">
            <text:p>113,6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.18" calcext:value-type="float">
            <text:p>114,1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44" calcext:value-type="float">
            <text:p>113,4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8" calcext:value-type="float">
            <text:p>112,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84" calcext:value-type="float">
            <text:p>113,8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62" calcext:value-type="float">
            <text:p>113,6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73" calcext:value-type="float">
            <text:p>113,7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29" calcext:value-type="float">
            <text:p>107,2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22" calcext:value-type="float">
            <text:p>103,2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31" calcext:value-type="float">
            <text:p>103,3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14" calcext:value-type="float">
            <text:p>103,1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48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31" calcext:value-type="float">
            <text:p>103,3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650:.J683])" office:value-type="float" office:value="109.6275" calcext:value-type="float">
            <text:p>109,63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36" calcext:value-type="float">
            <text:p>103,3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84" calcext:value-type="float">
            <text:p>103,8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56" calcext:value-type="float">
            <text:p>103,5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91" calcext:value-type="float">
            <text:p>103,9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83" calcext:value-type="float">
            <text:p>103,8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19" calcext:value-type="float">
            <text:p>103,1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4" calcext:value-type="float">
            <text:p>103,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21" calcext:value-type="float">
            <text:p>103,2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66" calcext:value-type="float">
            <text:p>103,6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93" calcext:value-type="float">
            <text:p>103,9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68" calcext:value-type="float">
            <text:p>105,6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48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54" calcext:value-type="float">
            <text:p>113,5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686:.J719])" office:value-type="float" office:value="104.5925" calcext:value-type="float">
            <text:p>104,59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91" calcext:value-type="float">
            <text:p>110,9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79" calcext:value-type="float">
            <text:p>110,7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04" calcext:value-type="float">
            <text:p>110,0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25" calcext:value-type="float">
            <text:p>110,2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88" calcext:value-type="float">
            <text:p>109,8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9" calcext:value-type="float">
            <text:p>109,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87" calcext:value-type="float">
            <text:p>110,8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75" calcext:value-type="float">
            <text:p>110,7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21" calcext:value-type="float">
            <text:p>110,2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71" calcext:value-type="float">
            <text:p>110,7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61" calcext:value-type="float">
            <text:p>109,6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24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93" calcext:value-type="float">
            <text:p>109,9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722:.J755])" office:value-type="float" office:value="110.320833333333" calcext:value-type="float">
            <text:p>110,32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53" calcext:value-type="float">
            <text:p>110,5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86" calcext:value-type="float">
            <text:p>110,8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27" calcext:value-type="float">
            <text:p>110,2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6" calcext:value-type="float">
            <text:p>110,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83" calcext:value-type="float">
            <text:p>109,8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37" calcext:value-type="float">
            <text:p>100,3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96" calcext:value-type="float">
            <text:p>99,9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84" calcext:value-type="float">
            <text:p>99,8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12" calcext:value-type="float">
            <text:p>100,1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4" calcext:value-type="float">
            <text:p>100,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57" calcext:value-type="float">
            <text:p>100,5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24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16" calcext:value-type="float">
            <text:p>100,1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758:.J791])" office:value-type="float" office:value="104.459166666667" calcext:value-type="float">
            <text:p>104,46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63" calcext:value-type="float">
            <text:p>99,6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46" calcext:value-type="float">
            <text:p>100,4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65" calcext:value-type="float">
            <text:p>100,6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28" calcext:value-type="float">
            <text:p>100,2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6" calcext:value-type="float">
            <text:p>100,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7" calcext:value-type="float">
            <text:p>100,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54" calcext:value-type="float">
            <text:p>100,5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25" calcext:value-type="float">
            <text:p>100,2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32" calcext:value-type="float">
            <text:p>100,3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29" calcext:value-type="float">
            <text:p>100,2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53" calcext:value-type="float">
            <text:p>100,5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24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24" calcext:value-type="float">
            <text:p>100,2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794:.J827])" office:value-type="float" office:value="100.374166666667" calcext:value-type="float">
            <text:p>100,37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17" calcext:value-type="float">
            <text:p>102,1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17" calcext:value-type="float">
            <text:p>111,1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42" calcext:value-type="float">
            <text:p>110,4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08" calcext:value-type="float">
            <text:p>111,0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89" calcext:value-type="float">
            <text:p>109,8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31" calcext:value-type="float">
            <text:p>110,3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29" calcext:value-type="float">
            <text:p>110,2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1" calcext:value-type="float">
            <text:p>111,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64" calcext:value-type="float">
            <text:p>110,6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68" calcext:value-type="float">
            <text:p>110,6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18" calcext:value-type="float">
            <text:p>111,1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24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76" calcext:value-type="float">
            <text:p>110,7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830:.J863])" office:value-type="float" office:value="109.974166666667" calcext:value-type="float">
            <text:p>109,97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23" calcext:value-type="float">
            <text:p>108,2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52" calcext:value-type="float">
            <text:p>108,5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29" calcext:value-type="float">
            <text:p>109,2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62" calcext:value-type="float">
            <text:p>108,6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19" calcext:value-type="float">
            <text:p>109,1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28" calcext:value-type="float">
            <text:p>109,2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67" calcext:value-type="float">
            <text:p>109,6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61" calcext:value-type="float">
            <text:p>107,6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35" calcext:value-type="float">
            <text:p>103,3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88" calcext:value-type="float">
            <text:p>98,8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63" calcext:value-type="float">
            <text:p>98,6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51" calcext:value-type="float">
            <text:p>98,5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866:.J899])" office:value-type="float" office:value="105.815" calcext:value-type="float">
            <text:p>105,82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95" calcext:value-type="float">
            <text:p>98,9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59" calcext:value-type="float">
            <text:p>98,5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75" calcext:value-type="float">
            <text:p>98,7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68" calcext:value-type="float">
            <text:p>98,6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26" calcext:value-type="float">
            <text:p>99,2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7" calcext:value-type="float">
            <text:p>98,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14" calcext:value-type="float">
            <text:p>99,1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21" calcext:value-type="float">
            <text:p>99,2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94" calcext:value-type="float">
            <text:p>98,9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99" calcext:value-type="float">
            <text:p>98,9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98" calcext:value-type="float">
            <text:p>98,9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26" calcext:value-type="float">
            <text:p>99,2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902:.J935])" office:value-type="float" office:value="98.9541666666667" calcext:value-type="float">
            <text:p>98,95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94" calcext:value-type="float">
            <text:p>98,9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64" calcext:value-type="float">
            <text:p>98,6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82" calcext:value-type="float">
            <text:p>98,8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1" calcext:value-type="float">
            <text:p>99,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81" calcext:value-type="float">
            <text:p>98,8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73" calcext:value-type="float">
            <text:p>98,7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02" calcext:value-type="float">
            <text:p>99,0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63" calcext:value-type="float">
            <text:p>98,6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72" calcext:value-type="float">
            <text:p>108,7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24" calcext:value-type="float">
            <text:p>108,2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88" calcext:value-type="float">
            <text:p>108,8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58" calcext:value-type="float">
            <text:p>108,5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938:.J971])" office:value-type="float" office:value="102.0925" calcext:value-type="float">
            <text:p>102,09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36" calcext:value-type="float">
            <text:p>107,3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67" calcext:value-type="float">
            <text:p>109,6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16" calcext:value-type="float">
            <text:p>108,1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86" calcext:value-type="float">
            <text:p>108,8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89" calcext:value-type="float">
            <text:p>108,8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75" calcext:value-type="float">
            <text:p>108,7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35" calcext:value-type="float">
            <text:p>109,3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45" calcext:value-type="float">
            <text:p>108,4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8" calcext:value-type="float">
            <text:p>108,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63" calcext:value-type="float">
            <text:p>108,6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88" calcext:value-type="float">
            <text:p>108,8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7" calcext:value-type="float">
            <text:p>109,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974:.J1007])" office:value-type="float" office:value="108.791666666667" calcext:value-type="float">
            <text:p>108,79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44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44.55" calcext:value-type="float">
            <text:p>1544,5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16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16.48" calcext:value-type="float">
            <text:p>1516,4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85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85.98" calcext:value-type="float">
            <text:p>1585,9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64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64.48" calcext:value-type="float">
            <text:p>1564,4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14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14.08" calcext:value-type="float">
            <text:p>1514,0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62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62.89" calcext:value-type="float">
            <text:p>1562,8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80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80.89" calcext:value-type="float">
            <text:p>1580,8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18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18.32" calcext:value-type="float">
            <text:p>1518,3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43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43.98" calcext:value-type="float">
            <text:p>1543,9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89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89.23" calcext:value-type="float">
            <text:p>1589,2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27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27.19" calcext:value-type="float">
            <text:p>1527,1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44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19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19.13" calcext:value-type="float">
            <text:p>1519,1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1010:.J1043])" office:value-type="float" office:value="1547.26666666667" calcext:value-type="float">
            <text:p>1.547,27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8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8.03" calcext:value-type="float">
            <text:p>1138,0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0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0.06" calcext:value-type="float">
            <text:p>1140,0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9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9.74" calcext:value-type="float">
            <text:p>1089,7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0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0.4" calcext:value-type="float">
            <text:p>1090,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8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8.7" calcext:value-type="float">
            <text:p>1128,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7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7.86" calcext:value-type="float">
            <text:p>1137,8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0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0.86" calcext:value-type="float">
            <text:p>1110,8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2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2.88" calcext:value-type="float">
            <text:p>1092,8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1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1.29" calcext:value-type="float">
            <text:p>1101,2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2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2.66" calcext:value-type="float">
            <text:p>1132,6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7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7.23" calcext:value-type="float">
            <text:p>1137,2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9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9.13" calcext:value-type="float">
            <text:p>1089,1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1046:.J1079])" office:value-type="float" office:value="1115.73666666667" calcext:value-type="float">
            <text:p>1.115,74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6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6.04" calcext:value-type="float">
            <text:p>736,0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5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5.5" calcext:value-type="float">
            <text:p>745,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71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71.45" calcext:value-type="float">
            <text:p>771,4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71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71.51" calcext:value-type="float">
            <text:p>771,5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65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65.54" calcext:value-type="float">
            <text:p>765,5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7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7.26" calcext:value-type="float">
            <text:p>737,2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6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6.91" calcext:value-type="float">
            <text:p>736,9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4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4.78" calcext:value-type="float">
            <text:p>734,7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73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73.96" calcext:value-type="float">
            <text:p>773,9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69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69.64" calcext:value-type="float">
            <text:p>769,6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74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74.06" calcext:value-type="float">
            <text:p>774,0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96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1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1.3" calcext:value-type="float">
            <text:p>741,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1082:.J1115])" office:value-type="float" office:value="754.829166666667" calcext:value-type="float">
            <text:p>754,83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61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61.8" calcext:value-type="float">
            <text:p>461,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60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60.57" calcext:value-type="float">
            <text:p>460,5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60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60.12" calcext:value-type="float">
            <text:p>460,1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63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63.36" calcext:value-type="float">
            <text:p>463,3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86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86.28" calcext:value-type="float">
            <text:p>486,2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84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84.69" calcext:value-type="float">
            <text:p>484,6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83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83.72" calcext:value-type="float">
            <text:p>483,7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86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86.51" calcext:value-type="float">
            <text:p>486,5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76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76.21" calcext:value-type="float">
            <text:p>476,2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61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61.23" calcext:value-type="float">
            <text:p>461,2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60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60.85" calcext:value-type="float">
            <text:p>460,8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72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61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61.73" calcext:value-type="float">
            <text:p>461,7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1118:.J1151])" office:value-type="float" office:value="470.589166666667" calcext:value-type="float">
            <text:p>470,59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2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2.2" calcext:value-type="float">
            <text:p>262,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2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2.59" calcext:value-type="float">
            <text:p>262,5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8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8.79" calcext:value-type="float">
            <text:p>268,7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9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9.32" calcext:value-type="float">
            <text:p>279,3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8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8.56" calcext:value-type="float">
            <text:p>278,5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0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8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8.39" calcext:value-type="float">
            <text:p>278,3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0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0.15" calcext:value-type="float">
            <text:p>280,1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8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8.81" calcext:value-type="float">
            <text:p>278,8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9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9.4" calcext:value-type="float">
            <text:p>279,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1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1.18" calcext:value-type="float">
            <text:p>271,1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48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3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2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2.2" calcext:value-type="float">
            <text:p>262,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1154:.J1187])" office:value-type="float" office:value="273.465833333333" calcext:value-type="float">
            <text:p>273,47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07" calcext:value-type="float">
            <text:p>141,0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12" calcext:value-type="float">
            <text:p>141,1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12" calcext:value-type="float">
            <text:p>141,12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61" calcext:value-type="float">
            <text:p>141,6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01" calcext:value-type="float">
            <text:p>141,0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86" calcext:value-type="float">
            <text:p>141,8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1" calcext:value-type="float">
            <text:p>141,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87" calcext:value-type="float">
            <text:p>141,87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84" calcext:value-type="float">
            <text:p>141,8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05" calcext:value-type="float">
            <text:p>141,0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91" calcext:value-type="float">
            <text:p>141,9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24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89" calcext:value-type="float">
            <text:p>141,8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1190:.J1223])" office:value-type="float" office:value="141.454166666667" calcext:value-type="float">
            <text:p>141,45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18" calcext:value-type="float">
            <text:p>116,1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94" calcext:value-type="float">
            <text:p>119,94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58" calcext:value-type="float">
            <text:p>119,5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63" calcext:value-type="float">
            <text:p>120,6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48" calcext:value-type="float">
            <text:p>120,48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95" calcext:value-type="float">
            <text:p>119,95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79" calcext:value-type="float">
            <text:p>120,7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3" calcext:value-type="float">
            <text:p>121,3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26" calcext:value-type="float">
            <text:p>120,26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99" calcext:value-type="float">
            <text:p>120,99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41" calcext:value-type="float">
            <text:p>121,41</text:p>
          </table:table-cell>
          <table:table-cell office:value-type="string" calcext:value-type="string">
            <text:p><text:s/>BatchSize</text:p>
          </table:table-cell>
          <table:table-cell office:value-type="float" office:value="64" calcext:value-type="float">
            <text:p>64</text:p>
          </table:table-cell>
          <table:table-cell table:formula="of:=AVERAGE([.J1226:.J1259])" office:value-type="float" office:value="119.2925" calcext:value-type="float">
            <text:p>119,29</text:p>
          </table:table-cell>
        </table:table-row>
        <table:table-row table:style-name="ro1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419</text:p>
          </table:table-cell>
          <table:table-cell table:number-columns-repeated="12"/>
        </table:table-row>
        <table:table-row table:style-name="ro1" table:number-rows-repeated="104731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Graphics" table:style-name="ta1">
        <table:shapes>
          <draw:frame draw:z-index="0" draw:style-name="gr1" draw:text-style-name="P1" svg:width="15.999cm" svg:height="8.999cm" svg:x="27.13cm" svg:y="0cm">
            <draw:object draw:notify-on-update-of-ranges="Graphics.A1:Graphics.A1 Graphics.A2:Graphics.A8 Graphics.B1:Graphics.B1 Graphics.B2:Graphics.B8 Graphics.C1:Graphics.C1 Graphics.C2:Graphics.C8 Graphics.D1:Graphics.D1 Graphics.D2:Graphics.D8 Graphics.E1:Graphics.E1 Graphics.E2:Graphics.E8 Graphics.F1:Graphics.F1 Graphics.F2:Graphics.F8 Graphics.G1:Graphics.G1 Graphics.G2:Graphics.G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7.161cm" svg:y="9.587cm">
            <draw:object draw:notify-on-update-of-ranges="Graphics.E25:Graphics.E25 Graphics.E26:Graphics.E32 Graphics.H25:Graphics.H25 Graphics.H26:Graphics.H32 Graphics.I25:Graphics.I25 Graphics.I26:Graphics.I32 Graphics.J25:Graphics.J25 Graphics.J26:Graphics.J32 Graphics.K25:Graphics.K25 Graphics.K26:Graphics.K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7.129cm" svg:y="19.521cm">
            <draw:object draw:notify-on-update-of-ranges="Graphics.E49:Graphics.E49 Graphics.E50:Graphics.E56 Graphics.H49:Graphics.H49 Graphics.H50:Graphics.H56 Graphics.I49:Graphics.I49 Graphics.I50:Graphics.I56 Graphics.J49:Graphics.J49 Graphics.J50:Graphics.J56 Graphics.K49:Graphics.K49 Graphics.K50:Graphics.K5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2" table:default-cell-style-name="ce8"/>
        <table:table-column table:style-name="co12" table:default-cell-style-name="ce16"/>
        <table:table-column table:style-name="co12" table:default-cell-style-name="ce24"/>
        <table:table-column table:style-name="co12" table:number-columns-repeated="8" table:default-cell-style-name="Default"/>
        <table:table-row table:style-name="ro1">
          <table:table-cell table:style-name="ce2" office:value-type="string" calcext:value-type="string">
            <text:p>FN Medias: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92.07" calcext:value-type="float">
            <text:p>92,07</text:p>
          </table:table-cell>
          <table:table-cell table:style-name="ce19" office:value-type="float" office:value="108.08" calcext:value-type="float">
            <text:p>108,08</text:p>
          </table:table-cell>
          <table:table-cell table:style-name="ce19" office:value-type="float" office:value="108.79" calcext:value-type="float">
            <text:p>108,79</text:p>
          </table:table-cell>
          <table:table-cell table:style-name="ce19" office:value-type="float" office:value="102.09" calcext:value-type="float">
            <text:p>102,09</text:p>
          </table:table-cell>
          <table:table-cell table:style-name="ce19" office:value-type="float" office:value="98.95" calcext:value-type="float">
            <text:p>98,95</text:p>
          </table:table-cell>
          <table:table-cell table:style-name="ce26" office:value-type="float" office:value="105.82" calcext:value-type="float">
            <text:p>105,82</text:p>
          </table:table-cell>
          <table:table-cell table:number-columns-repeated="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126.49" calcext:value-type="float">
            <text:p>126,49</text:p>
          </table:table-cell>
          <table:table-cell table:style-name="ce20" office:value-type="float" office:value="109.89" calcext:value-type="float">
            <text:p>109,89</text:p>
          </table:table-cell>
          <table:table-cell table:style-name="ce20" office:value-type="float" office:value="109.97" calcext:value-type="float">
            <text:p>109,97</text:p>
          </table:table-cell>
          <table:table-cell table:style-name="ce20" office:value-type="float" office:value="100.37" calcext:value-type="float">
            <text:p>100,37</text:p>
          </table:table-cell>
          <table:table-cell table:style-name="ce20" office:value-type="float" office:value="104.46" calcext:value-type="float">
            <text:p>104,46</text:p>
          </table:table-cell>
          <table:table-cell table:style-name="ce27" office:value-type="float" office:value="110.32" calcext:value-type="float">
            <text:p>110,32</text:p>
          </table:table-cell>
          <table:table-cell table:number-columns-repeated="4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227.48" calcext:value-type="float">
            <text:p>227,48</text:p>
          </table:table-cell>
          <table:table-cell table:style-name="ce20" office:value-type="float" office:value="114.74" calcext:value-type="float">
            <text:p>114,74</text:p>
          </table:table-cell>
          <table:table-cell table:style-name="ce20" office:value-type="float" office:value="104.59" calcext:value-type="float">
            <text:p>104,59</text:p>
          </table:table-cell>
          <table:table-cell table:style-name="ce20" office:value-type="float" office:value="109.63" calcext:value-type="float">
            <text:p>109,63</text:p>
          </table:table-cell>
          <table:table-cell table:style-name="ce20" office:value-type="float" office:value="108.95" calcext:value-type="float">
            <text:p>108,95</text:p>
          </table:table-cell>
          <table:table-cell table:style-name="ce27" office:value-type="float" office:value="104.8" calcext:value-type="float">
            <text:p>104,80</text:p>
          </table:table-cell>
          <table:table-cell table:number-columns-repeated="4"/>
        </table:table-row>
        <table:table-row table:style-name="ro1"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387.84" calcext:value-type="float">
            <text:p>387,84</text:p>
          </table:table-cell>
          <table:table-cell table:style-name="ce20" office:value-type="float" office:value="119.49" calcext:value-type="float">
            <text:p>119,49</text:p>
          </table:table-cell>
          <table:table-cell table:style-name="ce20" office:value-type="float" office:value="115.92" calcext:value-type="float">
            <text:p>115,92</text:p>
          </table:table-cell>
          <table:table-cell table:style-name="ce20" office:value-type="float" office:value="108.21" calcext:value-type="float">
            <text:p>108,21</text:p>
          </table:table-cell>
          <table:table-cell table:style-name="ce20" office:value-type="float" office:value="114.42" calcext:value-type="float">
            <text:p>114,42</text:p>
          </table:table-cell>
          <table:table-cell table:style-name="ce27" office:value-type="float" office:value="108.23" calcext:value-type="float">
            <text:p>108,23</text:p>
          </table:table-cell>
          <table:table-cell table:number-columns-repeated="4"/>
        </table:table-row>
        <table:table-row table:style-name="ro1"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608.99" calcext:value-type="float">
            <text:p>608,99</text:p>
          </table:table-cell>
          <table:table-cell table:style-name="ce20" office:value-type="float" office:value="126.34" calcext:value-type="float">
            <text:p>126,34</text:p>
          </table:table-cell>
          <table:table-cell table:style-name="ce20" office:value-type="float" office:value="118.38" calcext:value-type="float">
            <text:p>118,38</text:p>
          </table:table-cell>
          <table:table-cell table:style-name="ce20" office:value-type="float" office:value="115.51" calcext:value-type="float">
            <text:p>115,51</text:p>
          </table:table-cell>
          <table:table-cell table:style-name="ce20" office:value-type="float" office:value="113.65" calcext:value-type="float">
            <text:p>113,65</text:p>
          </table:table-cell>
          <table:table-cell table:style-name="ce27" office:value-type="float" office:value="118.41" calcext:value-type="float">
            <text:p>118,41</text:p>
          </table:table-cell>
          <table:table-cell table:number-columns-repeated="4"/>
        </table:table-row>
        <table:table-row table:style-name="ro1"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891.56" calcext:value-type="float">
            <text:p>891,56</text:p>
          </table:table-cell>
          <table:table-cell table:style-name="ce20" office:value-type="float" office:value="133.67" calcext:value-type="float">
            <text:p>133,67</text:p>
          </table:table-cell>
          <table:table-cell table:style-name="ce20" office:value-type="float" office:value="118.96" calcext:value-type="float">
            <text:p>118,96</text:p>
          </table:table-cell>
          <table:table-cell table:style-name="ce20" office:value-type="float" office:value="118.28" calcext:value-type="float">
            <text:p>118,28</text:p>
          </table:table-cell>
          <table:table-cell table:style-name="ce20" office:value-type="float" office:value="121.26" calcext:value-type="float">
            <text:p>121,26</text:p>
          </table:table-cell>
          <table:table-cell table:style-name="ce27" office:value-type="float" office:value="117.85" calcext:value-type="float">
            <text:p>117,85</text:p>
          </table:table-cell>
          <table:table-cell table:number-columns-repeated="4"/>
        </table:table-row>
        <table:table-row table:style-name="ro1"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1239.56" calcext:value-type="float">
            <text:p>1239,56</text:p>
          </table:table-cell>
          <table:table-cell table:style-name="ce21" office:value-type="float" office:value="141.08" calcext:value-type="float">
            <text:p>141,08</text:p>
          </table:table-cell>
          <table:table-cell table:style-name="ce21" office:value-type="float" office:value="124.49" calcext:value-type="float">
            <text:p>124,49</text:p>
          </table:table-cell>
          <table:table-cell table:style-name="ce21" office:value-type="float" office:value="123.05" calcext:value-type="float">
            <text:p>123,05</text:p>
          </table:table-cell>
          <table:table-cell table:style-name="ce21" office:value-type="float" office:value="124.43" calcext:value-type="float">
            <text:p>124,43</text:p>
          </table:table-cell>
          <table:table-cell table:style-name="ce28" office:value-type="float" office:value="125.33" calcext:value-type="float">
            <text:p>125,33</text:p>
          </table:table-cell>
          <table:table-cell table:number-columns-repeated="4"/>
        </table:table-row>
        <table:table-row table:style-name="ro1" table:number-rows-repeated="4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6" office:value-type="string" calcext:value-type="string">
            <text:p>Find Nearest Medias:</text:p>
          </table:table-cell>
          <table:table-cell table:style-name="ce14"/>
          <table:table-cell table:style-name="ce22"/>
          <table:table-cell table:number-columns-repeated="8"/>
        </table:table-row>
        <table:table-row table:style-name="ro1">
          <table:table-cell table:style-name="ce7" office:value-type="float" office:value="1440" calcext:value-type="float">
            <text:p>1440</text:p>
          </table:table-cell>
          <table:table-cell table:style-name="ce15" office:value-type="float" office:value="8" calcext:value-type="float">
            <text:p>8</text:p>
          </table:table-cell>
          <table:table-cell table:style-name="ce23" office:value-type="float" office:value="125.33" calcext:value-type="float">
            <text:p>125,33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" calcext:value-type="float">
            <text:p>6</text:p>
          </table:table-cell>
          <table:table-cell office:value-type="float" office:value="124.43" calcext:value-type="float">
            <text:p>124,43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4" calcext:value-type="float">
            <text:p>4</text:p>
          </table:table-cell>
          <table:table-cell office:value-type="float" office:value="123.05" calcext:value-type="float">
            <text:p>123,05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" calcext:value-type="float">
            <text:p>2</text:p>
          </table:table-cell>
          <table:table-cell office:value-type="float" office:value="124.49" calcext:value-type="float">
            <text:p>124,49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117.85" calcext:value-type="float">
            <text:p>117,85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121.26" calcext:value-type="float">
            <text:p>121,26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118.28" calcext:value-type="float">
            <text:p>118,28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118.96" calcext:value-type="float">
            <text:p>118,96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" calcext:value-type="float">
            <text:p>8</text:p>
          </table:table-cell>
          <table:table-cell office:value-type="float" office:value="118.41" calcext:value-type="float">
            <text:p>118,41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" calcext:value-type="float">
            <text:p>6</text:p>
          </table:table-cell>
          <table:table-cell office:value-type="float" office:value="113.65" calcext:value-type="float">
            <text:p>113,65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" calcext:value-type="float">
            <text:p>4</text:p>
          </table:table-cell>
          <table:table-cell office:value-type="float" office:value="115.51" calcext:value-type="float">
            <text:p>115,51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" calcext:value-type="float">
            <text:p>2</text:p>
          </table:table-cell>
          <table:table-cell office:value-type="float" office:value="118.38" calcext:value-type="float">
            <text:p>118,38</text:p>
          </table:table-cell>
          <table:table-cell/>
          <table:table-cell table:style-name="ce2" office:value-type="string" calcext:value-type="string">
            <text:p>Find Nearest Gain: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" calcext:value-type="float">
            <text:p>8</text:p>
          </table:table-cell>
          <table:table-cell office:value-type="float" office:value="108.23" calcext:value-type="float">
            <text:p>108,23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92.07" calcext:value-type="float">
            <text:p>92,07</text:p>
          </table:table-cell>
          <table:table-cell table:style-name="ce29" office:value-type="string" calcext:value-type="string">
            <text:p>x</text:p>
          </table:table-cell>
          <table:table-cell table:style-name="ce19" table:formula="of:=[.F26]/[.D2]" office:value-type="float" office:value="0.846309403437816" calcext:value-type="float">
            <text:p>0,85</text:p>
          </table:table-cell>
          <table:table-cell table:style-name="ce19" table:formula="of:=[.F26]/[.E2]" office:value-type="float" office:value="0.901851307669703" calcext:value-type="float">
            <text:p>0,90</text:p>
          </table:table-cell>
          <table:table-cell table:style-name="ce19" table:formula="of:=[.F26]/[.F2]" office:value-type="float" office:value="0.930469934310258" calcext:value-type="float">
            <text:p>0,93</text:p>
          </table:table-cell>
          <table:table-cell table:style-name="ce26" table:formula="of:=[.F26]/[.G2]" office:value-type="float" office:value="0.87006237006237" calcext:value-type="float">
            <text:p>0,8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" calcext:value-type="float">
            <text:p>6</text:p>
          </table:table-cell>
          <table:table-cell office:value-type="float" office:value="114.42" calcext:value-type="float">
            <text:p>114,42</text:p>
          </table:table-cell>
          <table:table-cell/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126.49" calcext:value-type="float">
            <text:p>126,49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7]/[.D3]" office:value-type="float" office:value="1.1502227880331" calcext:value-type="float">
            <text:p>1,15</text:p>
          </table:table-cell>
          <table:table-cell table:style-name="ce20" table:formula="of:=[.F27]/[.E3]" office:value-type="float" office:value="1.26023712264621" calcext:value-type="float">
            <text:p>1,26</text:p>
          </table:table-cell>
          <table:table-cell table:style-name="ce20" table:formula="of:=[.F27]/[.F3]" office:value-type="float" office:value="1.21089412215202" calcext:value-type="float">
            <text:p>1,21</text:p>
          </table:table-cell>
          <table:table-cell table:style-name="ce27" table:formula="of:=[.F27]/[.G3]" office:value-type="float" office:value="1.14657360406091" calcext:value-type="float">
            <text:p>1,1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" calcext:value-type="float">
            <text:p>4</text:p>
          </table:table-cell>
          <table:table-cell office:value-type="float" office:value="108.21" calcext:value-type="float">
            <text:p>108,21</text:p>
          </table:table-cell>
          <table:table-cell/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227.48" calcext:value-type="float">
            <text:p>227,48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8]/[.D4]" office:value-type="float" office:value="2.17496892628358" calcext:value-type="float">
            <text:p>2,17</text:p>
          </table:table-cell>
          <table:table-cell table:style-name="ce20" table:formula="of:=[.F28]/[.E4]" office:value-type="float" office:value="2.07497947642069" calcext:value-type="float">
            <text:p>2,07</text:p>
          </table:table-cell>
          <table:table-cell table:style-name="ce20" table:formula="of:=[.F28]/[.F4]" office:value-type="float" office:value="2.08793024323084" calcext:value-type="float">
            <text:p>2,09</text:p>
          </table:table-cell>
          <table:table-cell table:style-name="ce27" table:formula="of:=[.F28]/[.G4]" office:value-type="float" office:value="2.1706106870229" calcext:value-type="float">
            <text:p>2,1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office:value-type="float" office:value="115.92" calcext:value-type="float">
            <text:p>115,92</text:p>
          </table:table-cell>
          <table:table-cell/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387.84" calcext:value-type="float">
            <text:p>387,84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9]/[.D5]" office:value-type="float" office:value="3.34575569358178" calcext:value-type="float">
            <text:p>3,35</text:p>
          </table:table-cell>
          <table:table-cell table:style-name="ce20" table:formula="of:=[.F29]/[.E5]" office:value-type="float" office:value="3.58414194621569" calcext:value-type="float">
            <text:p>3,58</text:p>
          </table:table-cell>
          <table:table-cell table:style-name="ce20" table:formula="of:=[.F29]/[.F5]" office:value-type="float" office:value="3.38961719979025" calcext:value-type="float">
            <text:p>3,39</text:p>
          </table:table-cell>
          <table:table-cell table:style-name="ce27" table:formula="of:=[.F29]/[.G5]" office:value-type="float" office:value="3.58347962672087" calcext:value-type="float">
            <text:p>3,5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104.8" calcext:value-type="float">
            <text:p>104,80</text:p>
          </table:table-cell>
          <table:table-cell/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608.99" calcext:value-type="float">
            <text:p>608,99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30]/[.D6]" office:value-type="float" office:value="5.14436560229769" calcext:value-type="float">
            <text:p>5,14</text:p>
          </table:table-cell>
          <table:table-cell table:style-name="ce20" table:formula="of:=[.F30]/[.E6]" office:value-type="float" office:value="5.2721842264739" calcext:value-type="float">
            <text:p>5,27</text:p>
          </table:table-cell>
          <table:table-cell table:style-name="ce20" table:formula="of:=[.F30]/[.F6]" office:value-type="float" office:value="5.35846898372195" calcext:value-type="float">
            <text:p>5,36</text:p>
          </table:table-cell>
          <table:table-cell table:style-name="ce27" table:formula="of:=[.F30]/[.G6]" office:value-type="float" office:value="5.14306224136475" calcext:value-type="float">
            <text:p>5,1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" calcext:value-type="float">
            <text:p>6</text:p>
          </table:table-cell>
          <table:table-cell office:value-type="float" office:value="108.95" calcext:value-type="float">
            <text:p>108,95</text:p>
          </table:table-cell>
          <table:table-cell/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891.56" calcext:value-type="float">
            <text:p>891,5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31]/[.D7]" office:value-type="float" office:value="7.4946200403497" calcext:value-type="float">
            <text:p>7,49</text:p>
          </table:table-cell>
          <table:table-cell table:style-name="ce20" table:formula="of:=[.F31]/[.E7]" office:value-type="float" office:value="7.53770713561042" calcext:value-type="float">
            <text:p>7,54</text:p>
          </table:table-cell>
          <table:table-cell table:style-name="ce20" table:formula="of:=[.F31]/[.F7]" office:value-type="float" office:value="7.35246577601847" calcext:value-type="float">
            <text:p>7,35</text:p>
          </table:table-cell>
          <table:table-cell table:style-name="ce27" table:formula="of:=[.F31]/[.G7]" office:value-type="float" office:value="7.56521001272804" calcext:value-type="float">
            <text:p>7,5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109.63" calcext:value-type="float">
            <text:p>109,63</text:p>
          </table:table-cell>
          <table:table-cell/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1239.56" calcext:value-type="float">
            <text:p>1239,56</text:p>
          </table:table-cell>
          <table:table-cell table:style-name="ce31" office:value-type="string" calcext:value-type="string">
            <text:p>x</text:p>
          </table:table-cell>
          <table:table-cell table:style-name="ce21" table:formula="of:=[.F32]/[.D8]" office:value-type="float" office:value="9.95710498835248" calcext:value-type="float">
            <text:p>9,96</text:p>
          </table:table-cell>
          <table:table-cell table:style-name="ce21" table:formula="of:=[.F32]/[.E8]" office:value-type="float" office:value="10.0736286062576" calcext:value-type="float">
            <text:p>10,07</text:p>
          </table:table-cell>
          <table:table-cell table:style-name="ce21" table:formula="of:=[.F32]/[.F8]" office:value-type="float" office:value="9.96190629269469" calcext:value-type="float">
            <text:p>9,96</text:p>
          </table:table-cell>
          <table:table-cell table:style-name="ce28" table:formula="of:=[.F32]/[.G8]" office:value-type="float" office:value="9.89036942471874" calcext:value-type="float">
            <text:p>9,8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float" office:value="104.59" calcext:value-type="float">
            <text:p>104,59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110.32" calcext:value-type="float">
            <text:p>110,32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104.46" calcext:value-type="float">
            <text:p>104,46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100.37" calcext:value-type="float">
            <text:p>100,37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109.97" calcext:value-type="float">
            <text:p>109,97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05.82" calcext:value-type="float">
            <text:p>105,82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98.95" calcext:value-type="float">
            <text:p>98,95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02.09" calcext:value-type="float">
            <text:p>102,09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08.79" calcext:value-type="float">
            <text:p>108,79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41.08" calcext:value-type="float">
            <text:p>141,08</text:p>
          </table:table-cell>
          <table:table-cell office:value-type="string" calcext:value-type="string">
            <text:p><text:s/>1 SJ and 1 S from batch 1 tests</text:p>
          </table:table-cell>
          <table:table-cell table:number-columns-repeated="7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33.67" calcext:value-type="float">
            <text:p>133,67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26.34" calcext:value-type="float">
            <text:p>126,34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19.49" calcext:value-type="float">
            <text:p>119,49</text:p>
          </table:table-cell>
          <table:table-cell table:number-columns-repeated="8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14.74" calcext:value-type="float">
            <text:p>114,74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09.89" calcext:value-type="float">
            <text:p>109,89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08.08" calcext:value-type="float">
            <text:p>108,08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1239.56" calcext:value-type="float">
            <text:p>1239,56</text:p>
          </table:table-cell>
          <table:table-cell office:value-type="float" office:value="1547.27" calcext:value-type="float">
            <text:p>1547,27</text:p>
          </table:table-cell>
          <table:table-cell table:style-name="ce2" office:value-type="string" calcext:value-type="string">
            <text:p>FN Efficiency: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891.56" calcext:value-type="float">
            <text:p>891,56</text:p>
          </table:table-cell>
          <table:table-cell office:value-type="float" office:value="1115.74" calcext:value-type="float">
            <text:p>1115,74</text:p>
          </table:table-cell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92.07" calcext:value-type="float">
            <text:p>92,07</text:p>
          </table:table-cell>
          <table:table-cell table:style-name="ce29" office:value-type="string" calcext:value-type="string">
            <text:p>x</text:p>
          </table:table-cell>
          <table:table-cell table:style-name="ce19" table:formula="of:=[.H26]/[.H49]" office:value-type="float" office:value="0.423154701718908" calcext:value-type="float">
            <text:p>0,42</text:p>
          </table:table-cell>
          <table:table-cell table:style-name="ce19" table:formula="of:=[.I26]/[.I49]" office:value-type="float" office:value="0.225462826917426" calcext:value-type="float">
            <text:p>0,23</text:p>
          </table:table-cell>
          <table:table-cell table:style-name="ce19" table:formula="of:=[.J26]/[.J49]" office:value-type="float" office:value="0.155078322385043" calcext:value-type="float">
            <text:p>0,16</text:p>
          </table:table-cell>
          <table:table-cell table:style-name="ce26" table:formula="of:=[.K26]/[.K49]" office:value-type="float" office:value="0.108757796257796" calcext:value-type="float">
            <text:p>0,1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608.99" calcext:value-type="float">
            <text:p>608,99</text:p>
          </table:table-cell>
          <table:table-cell office:value-type="float" office:value="754.83" calcext:value-type="float">
            <text:p>754,83</text:p>
          </table:table-cell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126.49" calcext:value-type="float">
            <text:p>126,49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7]/[.H49]" office:value-type="float" office:value="0.57511139401655" calcext:value-type="float">
            <text:p>0,58</text:p>
          </table:table-cell>
          <table:table-cell table:style-name="ce20" table:formula="of:=[.I27]/[.I49]" office:value-type="float" office:value="0.315059280661552" calcext:value-type="float">
            <text:p>0,32</text:p>
          </table:table-cell>
          <table:table-cell table:style-name="ce20" table:formula="of:=[.J27]/[.J49]" office:value-type="float" office:value="0.201815687025337" calcext:value-type="float">
            <text:p>0,20</text:p>
          </table:table-cell>
          <table:table-cell table:style-name="ce27" table:formula="of:=[.K27]/[.K49]" office:value-type="float" office:value="0.143321700507614" calcext:value-type="float">
            <text:p>0,1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387.84" calcext:value-type="float">
            <text:p>387,84</text:p>
          </table:table-cell>
          <table:table-cell office:value-type="float" office:value="470.59" calcext:value-type="float">
            <text:p>470,59</text:p>
          </table:table-cell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227.48" calcext:value-type="float">
            <text:p>227,48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8]/[.H49]" office:value-type="float" office:value="1.08748446314179" calcext:value-type="float">
            <text:p>1,09</text:p>
          </table:table-cell>
          <table:table-cell table:style-name="ce20" table:formula="of:=[.I28]/[.I49]" office:value-type="float" office:value="0.518744869105172" calcext:value-type="float">
            <text:p>0,52</text:p>
          </table:table-cell>
          <table:table-cell table:style-name="ce20" table:formula="of:=[.J28]/[.J49]" office:value-type="float" office:value="0.347988373871807" calcext:value-type="float">
            <text:p>0,35</text:p>
          </table:table-cell>
          <table:table-cell table:style-name="ce27" table:formula="of:=[.K28]/[.K49]" office:value-type="float" office:value="0.271326335877863" calcext:value-type="float">
            <text:p>0,2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227.48" calcext:value-type="float">
            <text:p>227,48</text:p>
          </table:table-cell>
          <table:table-cell office:value-type="float" office:value="273.47" calcext:value-type="float">
            <text:p>273,47</text:p>
          </table:table-cell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387.84" calcext:value-type="float">
            <text:p>387,84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9]/[.H49]" office:value-type="float" office:value="1.67287784679089" calcext:value-type="float">
            <text:p>1,67</text:p>
          </table:table-cell>
          <table:table-cell table:style-name="ce20" table:formula="of:=[.I29]/[.I49]" office:value-type="float" office:value="0.896035486553923" calcext:value-type="float">
            <text:p>0,90</text:p>
          </table:table-cell>
          <table:table-cell table:style-name="ce20" table:formula="of:=[.J29]/[.J49]" office:value-type="float" office:value="0.564936199965041" calcext:value-type="float">
            <text:p>0,56</text:p>
          </table:table-cell>
          <table:table-cell table:style-name="ce27" table:formula="of:=[.K29]/[.K49]" office:value-type="float" office:value="0.447934953340109" calcext:value-type="float">
            <text:p>0,4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126.49" calcext:value-type="float">
            <text:p>126,49</text:p>
          </table:table-cell>
          <table:table-cell office:value-type="float" office:value="141.45" calcext:value-type="float">
            <text:p>141,45</text:p>
          </table:table-cell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608.99" calcext:value-type="float">
            <text:p>608,99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30]/[.H49]" office:value-type="float" office:value="2.57218280114884" calcext:value-type="float">
            <text:p>2,57</text:p>
          </table:table-cell>
          <table:table-cell table:style-name="ce20" table:formula="of:=[.I30]/[.I49]" office:value-type="float" office:value="1.31804605661847" calcext:value-type="float">
            <text:p>1,32</text:p>
          </table:table-cell>
          <table:table-cell table:style-name="ce20" table:formula="of:=[.J30]/[.J49]" office:value-type="float" office:value="0.893078163953659" calcext:value-type="float">
            <text:p>0,89</text:p>
          </table:table-cell>
          <table:table-cell table:style-name="ce27" table:formula="of:=[.K30]/[.K49]" office:value-type="float" office:value="0.642882780170594" calcext:value-type="float">
            <text:p>0,64</text:p>
          </table:table-cell>
        </table:table-row>
        <table:table-row table:style-name="ro1">
          <table:table-cell table:style-name="ce9" office:value-type="float" office:value="120" calcext:value-type="float">
            <text:p>120</text:p>
          </table:table-cell>
          <table:table-cell table:style-name="ce18" office:value-type="string" calcext:value-type="string">
            <text:p>1 S</text:p>
          </table:table-cell>
          <table:table-cell table:style-name="ce25" office:value-type="float" office:value="92.07" calcext:value-type="float">
            <text:p>92,07</text:p>
          </table:table-cell>
          <table:table-cell office:value-type="float" office:value="119.29" calcext:value-type="float">
            <text:p>119,29</text:p>
          </table:table-cell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891.56" calcext:value-type="float">
            <text:p>891,5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31]/[.H49]" office:value-type="float" office:value="3.74731002017485" calcext:value-type="float">
            <text:p>3,75</text:p>
          </table:table-cell>
          <table:table-cell table:style-name="ce20" table:formula="of:=[.I31]/[.I49]" office:value-type="float" office:value="1.8844267839026" calcext:value-type="float">
            <text:p>1,88</text:p>
          </table:table-cell>
          <table:table-cell table:style-name="ce20" table:formula="of:=[.J31]/[.J49]" office:value-type="float" office:value="1.22541096266975" calcext:value-type="float">
            <text:p>1,23</text:p>
          </table:table-cell>
          <table:table-cell table:style-name="ce27" table:formula="of:=[.K31]/[.K49]" office:value-type="float" office:value="0.945651251591006" calcext:value-type="float">
            <text:p>0,95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1239.56" calcext:value-type="float">
            <text:p>1239,56</text:p>
          </table:table-cell>
          <table:table-cell table:style-name="ce31" office:value-type="string" calcext:value-type="string">
            <text:p>x</text:p>
          </table:table-cell>
          <table:table-cell table:style-name="ce21" table:formula="of:=[.H32]/[.H49]" office:value-type="float" office:value="4.97855249417624" calcext:value-type="float">
            <text:p>4,98</text:p>
          </table:table-cell>
          <table:table-cell table:style-name="ce21" table:formula="of:=[.I32]/[.I49]" office:value-type="float" office:value="2.51840715156441" calcext:value-type="float">
            <text:p>2,52</text:p>
          </table:table-cell>
          <table:table-cell table:style-name="ce21" table:formula="of:=[.J32]/[.J49]" office:value-type="float" office:value="1.66031771544911" calcext:value-type="float">
            <text:p>1,66</text:p>
          </table:table-cell>
          <table:table-cell table:style-name="ce28" table:formula="of:=[.K32]/[.K49]" office:value-type="float" office:value="1.23629617808984" calcext:value-type="float">
            <text:p>1,24</text:p>
          </table:table-cell>
        </table:table-row>
      </table:table>
      <table:named-expressions/>
      <table:database-ranges>
        <table:database-range table:name="__Anonymous_Sheet_DB__0" table:target-range-address="output_FN.B1:output_FN.B1259" table:display-filter-buttons="true">
          <table:filter>
            <table:filter-and>
              <table:filter-condition table:value="T12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style:style style:name="Pivot_20_Table_20_Corner" style:display-name="Pivot Table Corner" style:family="table-cell" style:parent-style-name="Default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/00/0000</text:date>, <text:time style:data-style-name="N2" text:time-value="02:22:22.92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4-22T02:29:20.816000000</dc:date>
    <meta:editing-duration>PT6M56S</meta:editing-duration>
    <meta:editing-cycles>4</meta:editing-cycles>
    <meta:document-statistic meta:table-count="2" meta:cell-count="5800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959cm" svg:y="0.316cm" chart:style-name="ch2">
          <text:p>Find Nearest 64 Batches Performance</text:p>
        </chart:title>
        <chart:legend chart:legend-position="end" svg:x="14.525cm" svg:y="2.938cm" style:legend-expansion="high" chart:style-name="ch3"/>
        <chart:plot-area chart:style-name="ch4" table:cell-range-address="Graphics.A1:Graphics.G8" chart:data-source-has-labels="both" svg:x="1.321cm" svg:y="1.301cm" svg:width="12.884cm" svg:height="6.548cm">
          <chart:coordinate-region svg:x="2.355cm" svg:y="1.503cm" svg:width="11.85cm" svg:height="5.693cm"/>
          <chart:axis chart:dimension="x" chart:name="primary-x" chart:style-name="ch5" chartooo:axis-type="auto">
            <chartooo:date-scale/>
            <chart:title svg:x="7.346cm" svg:y="8.029cm" chart:style-name="ch6">
              <text:p>Units</text:p>
            </chart:title>
            <chart:categories table:cell-range-address="Graphics.A2:Graphics.A8"/>
          </chart:axis>
          <chart:axis chart:dimension="y" chart:name="primary-y" chart:style-name="ch7">
            <chart:title svg:x="0.451cm" svg:y="5.405cm" chart:style-name="ch8">
              <text:p>Time in ms</text:p>
            </chart:title>
            <chart:grid chart:style-name="ch9" chart:class="major"/>
          </chart:axis>
          <chart:series chart:style-name="ch10" chart:values-cell-range-address="Graphics.B2:Graphics.B8" chart:label-cell-address="Graphics.B1:Graphics.B1" chart:class="chart:bar">
            <chart:data-point chart:repeated="7"/>
          </chart:series>
          <chart:series chart:style-name="ch11" chart:values-cell-range-address="Graphics.C2:Graphics.C8" chart:label-cell-address="Graphics.C1:Graphics.C1" chart:class="chart:bar">
            <chart:data-point chart:repeated="7"/>
          </chart:series>
          <chart:series chart:style-name="ch12" chart:values-cell-range-address="Graphics.D2:Graphics.D8" chart:label-cell-address="Graphics.D1:Graphics.D1" chart:class="chart:bar">
            <chart:data-point chart:repeated="7"/>
          </chart:series>
          <chart:series chart:style-name="ch13" chart:values-cell-range-address="Graphics.E2:Graphics.E8" chart:label-cell-address="Graphics.E1:Graphics.E1" chart:class="chart:bar">
            <chart:data-point chart:repeated="7"/>
          </chart:series>
          <chart:series chart:style-name="ch14" chart:values-cell-range-address="Graphics.F2:Graphics.F8" chart:label-cell-address="Graphics.F1:Graphics.F1" chart:class="chart:bar">
            <chart:data-point chart:repeated="7"/>
          </chart:series>
          <chart:series chart:style-name="ch15" chart:values-cell-range-address="Graphics.G2:Graphics.G8" chart:label-cell-address="Graphics.G1:Graphics.G1" chart:class="chart:ba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S</text:p>
                <draw:g>
                  <svg:desc>Graphics.B1:Graphics.B1</svg:desc>
                </draw:g>
              </table:table-cell>
              <table:table-cell office:value-type="string">
                <text:p>1 SJ</text:p>
                <draw:g>
                  <svg:desc>Graphics.C1:Graphics.C1</svg:desc>
                </draw:g>
              </table:table-cell>
              <table:table-cell office:value-type="string">
                <text:p>2</text:p>
                <draw:g>
                  <svg:desc>Graphics.D1:Graphics.D1</svg:desc>
                </draw:g>
              </table:table-cell>
              <table:table-cell office:value-type="string">
                <text:p>4</text:p>
                <draw:g>
                  <svg:desc>Graphics.E1:Graphics.E1</svg:desc>
                </draw:g>
              </table:table-cell>
              <table:table-cell office:value-type="string">
                <text:p>6</text:p>
                <draw:g>
                  <svg:desc>Graphics.F1:Graphics.F1</svg:desc>
                </draw:g>
              </table:table-cell>
              <table:table-cell office:value-type="string">
                <text:p>8</text:p>
                <draw:g>
                  <svg:desc>Graphics.G1:Graphics.G1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A2:Graphics.A8</svg:desc>
                </draw:g>
              </table:table-cell>
              <table:table-cell office:value-type="float" office:value="92.07">
                <text:p>92.07</text:p>
                <draw:g>
                  <svg:desc>Graphics.B2:Graphics.B8</svg:desc>
                </draw:g>
              </table:table-cell>
              <table:table-cell office:value-type="float" office:value="108.08">
                <text:p>108.08</text:p>
                <draw:g>
                  <svg:desc>Graphics.C2:Graphics.C8</svg:desc>
                </draw:g>
              </table:table-cell>
              <table:table-cell office:value-type="float" office:value="108.79">
                <text:p>108.79</text:p>
                <draw:g>
                  <svg:desc>Graphics.D2:Graphics.D8</svg:desc>
                </draw:g>
              </table:table-cell>
              <table:table-cell office:value-type="float" office:value="102.09">
                <text:p>102.09</text:p>
                <draw:g>
                  <svg:desc>Graphics.E2:Graphics.E8</svg:desc>
                </draw:g>
              </table:table-cell>
              <table:table-cell office:value-type="float" office:value="98.95">
                <text:p>98.95</text:p>
                <draw:g>
                  <svg:desc>Graphics.F2:Graphics.F8</svg:desc>
                </draw:g>
              </table:table-cell>
              <table:table-cell office:value-type="float" office:value="105.82">
                <text:p>105.82</text:p>
                <draw:g>
                  <svg:desc>Graphics.G2:Graphics.G8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26.49">
                <text:p>126.49</text:p>
              </table:table-cell>
              <table:table-cell office:value-type="float" office:value="109.89">
                <text:p>109.89</text:p>
              </table:table-cell>
              <table:table-cell office:value-type="float" office:value="109.97">
                <text:p>109.97</text:p>
              </table:table-cell>
              <table:table-cell office:value-type="float" office:value="100.37">
                <text:p>100.37</text:p>
              </table:table-cell>
              <table:table-cell office:value-type="float" office:value="104.46">
                <text:p>104.46</text:p>
              </table:table-cell>
              <table:table-cell office:value-type="float" office:value="110.32">
                <text:p>110.32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27.48">
                <text:p>227.48</text:p>
              </table:table-cell>
              <table:table-cell office:value-type="float" office:value="114.74">
                <text:p>114.74</text:p>
              </table:table-cell>
              <table:table-cell office:value-type="float" office:value="104.59">
                <text:p>104.59</text:p>
              </table:table-cell>
              <table:table-cell office:value-type="float" office:value="109.63">
                <text:p>109.63</text:p>
              </table:table-cell>
              <table:table-cell office:value-type="float" office:value="108.95">
                <text:p>108.95</text:p>
              </table:table-cell>
              <table:table-cell office:value-type="float" office:value="104.8">
                <text:p>104.8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387.84">
                <text:p>387.84</text:p>
              </table:table-cell>
              <table:table-cell office:value-type="float" office:value="119.49">
                <text:p>119.49</text:p>
              </table:table-cell>
              <table:table-cell office:value-type="float" office:value="115.92">
                <text:p>115.92</text:p>
              </table:table-cell>
              <table:table-cell office:value-type="float" office:value="108.21">
                <text:p>108.21</text:p>
              </table:table-cell>
              <table:table-cell office:value-type="float" office:value="114.42">
                <text:p>114.42</text:p>
              </table:table-cell>
              <table:table-cell office:value-type="float" office:value="108.23">
                <text:p>108.23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608.99">
                <text:p>608.99</text:p>
              </table:table-cell>
              <table:table-cell office:value-type="float" office:value="126.34">
                <text:p>126.34</text:p>
              </table:table-cell>
              <table:table-cell office:value-type="float" office:value="118.38">
                <text:p>118.38</text:p>
              </table:table-cell>
              <table:table-cell office:value-type="float" office:value="115.51">
                <text:p>115.51</text:p>
              </table:table-cell>
              <table:table-cell office:value-type="float" office:value="113.65">
                <text:p>113.65</text:p>
              </table:table-cell>
              <table:table-cell office:value-type="float" office:value="118.41">
                <text:p>118.4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891.56">
                <text:p>891.56</text:p>
              </table:table-cell>
              <table:table-cell office:value-type="float" office:value="133.67">
                <text:p>133.67</text:p>
              </table:table-cell>
              <table:table-cell office:value-type="float" office:value="118.96">
                <text:p>118.96</text:p>
              </table:table-cell>
              <table:table-cell office:value-type="float" office:value="118.28">
                <text:p>118.28</text:p>
              </table:table-cell>
              <table:table-cell office:value-type="float" office:value="121.26">
                <text:p>121.26</text:p>
              </table:table-cell>
              <table:table-cell office:value-type="float" office:value="117.85">
                <text:p>117.85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239.56">
                <text:p>1239.56</text:p>
              </table:table-cell>
              <table:table-cell office:value-type="float" office:value="141.08">
                <text:p>141.08</text:p>
              </table:table-cell>
              <table:table-cell office:value-type="float" office:value="124.49">
                <text:p>124.49</text:p>
              </table:table-cell>
              <table:table-cell office:value-type="float" office:value="123.05">
                <text:p>123.05</text:p>
              </table:table-cell>
              <table:table-cell office:value-type="float" office:value="124.43">
                <text:p>124.43</text:p>
              </table:table-cell>
              <table:table-cell office:value-type="float" office:value="125.33">
                <text:p>125.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05cm" svg:y="0.316cm" chart:style-name="ch2">
          <text:p>Find Nearest 64 Batches Gain</text:p>
        </chart:title>
        <chart:legend chart:legend-position="end" svg:x="15.054cm" svg:y="3.442cm" style:legend-expansion="high" chart:style-name="ch3"/>
        <chart:plot-area chart:style-name="ch4" table:cell-range-address="Graphics.E25:Graphics.E32 Graphics.H25:Graphics.K32" chart:data-source-has-labels="both" svg:x="1.321cm" svg:y="1.301cm" svg:width="13.413cm" svg:height="6.548cm">
          <chart:coordinate-region svg:x="1.953cm" svg:y="1.503cm" svg:width="12.781cm" svg:height="5.693cm"/>
          <chart:axis chart:dimension="x" chart:name="primary-x" chart:style-name="ch5" chartooo:axis-type="auto">
            <chartooo:date-scale/>
            <chart:title svg:x="7.568cm" svg:y="8.029cm" chart:style-name="ch6">
              <text:p>Units </text:p>
            </chart:title>
            <chart:categories table:cell-range-address="Graphics.E26:Graphics.E32"/>
          </chart:axis>
          <chart:axis chart:dimension="y" chart:name="primary-y" chart:style-name="ch7">
            <chart:title svg:x="0.451cm" svg:y="4.96cm" chart:style-name="ch8">
              <text:p>Gain</text:p>
            </chart:title>
            <chart:grid chart:style-name="ch9" chart:class="major"/>
          </chart:axis>
          <chart:series chart:style-name="ch10" chart:values-cell-range-address="Graphics.H26:Graphics.H32" chart:label-cell-address="Graphics.H25:Graphics.H25" chart:class="chart:bar">
            <chart:data-point chart:repeated="7"/>
          </chart:series>
          <chart:series chart:style-name="ch11" chart:values-cell-range-address="Graphics.I26:Graphics.I32" chart:label-cell-address="Graphics.I25:Graphics.I25" chart:class="chart:bar">
            <chart:data-point chart:repeated="7"/>
          </chart:series>
          <chart:series chart:style-name="ch12" chart:values-cell-range-address="Graphics.J26:Graphics.J32" chart:label-cell-address="Graphics.J25:Graphics.J25" chart:class="chart:bar">
            <chart:data-point chart:repeated="7"/>
          </chart:series>
          <chart:series chart:style-name="ch13" chart:values-cell-range-address="Graphics.K26:Graphics.K32" chart:label-cell-address="Graphics.K25:Graphics.K25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Graphics.H25:Graphics.H25</svg:desc>
                </draw:g>
              </table:table-cell>
              <table:table-cell office:value-type="string">
                <text:p>4</text:p>
                <draw:g>
                  <svg:desc>Graphics.I25:Graphics.I25</svg:desc>
                </draw:g>
              </table:table-cell>
              <table:table-cell office:value-type="string">
                <text:p>6</text:p>
                <draw:g>
                  <svg:desc>Graphics.J25:Graphics.J25</svg:desc>
                </draw:g>
              </table:table-cell>
              <table:table-cell office:value-type="string">
                <text:p>8</text:p>
                <draw:g>
                  <svg:desc>Graphics.K25:Graphics.K25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E26:Graphics.E32</svg:desc>
                </draw:g>
              </table:table-cell>
              <table:table-cell office:value-type="float" office:value="0.846309403437816">
                <text:p>0.846309403437816</text:p>
                <draw:g>
                  <svg:desc>Graphics.H26:Graphics.H32</svg:desc>
                </draw:g>
              </table:table-cell>
              <table:table-cell office:value-type="float" office:value="0.901851307669703">
                <text:p>0.901851307669703</text:p>
                <draw:g>
                  <svg:desc>Graphics.I26:Graphics.I32</svg:desc>
                </draw:g>
              </table:table-cell>
              <table:table-cell office:value-type="float" office:value="0.930469934310258">
                <text:p>0.930469934310258</text:p>
                <draw:g>
                  <svg:desc>Graphics.J26:Graphics.J32</svg:desc>
                </draw:g>
              </table:table-cell>
              <table:table-cell office:value-type="float" office:value="0.87006237006237">
                <text:p>0.87006237006237</text:p>
                <draw:g>
                  <svg:desc>Graphics.K26:Graphics.K32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1502227880331">
                <text:p>1.1502227880331</text:p>
              </table:table-cell>
              <table:table-cell office:value-type="float" office:value="1.26023712264621">
                <text:p>1.26023712264621</text:p>
              </table:table-cell>
              <table:table-cell office:value-type="float" office:value="1.21089412215202">
                <text:p>1.21089412215202</text:p>
              </table:table-cell>
              <table:table-cell office:value-type="float" office:value="1.14657360406091">
                <text:p>1.14657360406091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.17496892628358">
                <text:p>2.17496892628358</text:p>
              </table:table-cell>
              <table:table-cell office:value-type="float" office:value="2.07497947642069">
                <text:p>2.07497947642069</text:p>
              </table:table-cell>
              <table:table-cell office:value-type="float" office:value="2.08793024323084">
                <text:p>2.08793024323084</text:p>
              </table:table-cell>
              <table:table-cell office:value-type="float" office:value="2.1706106870229">
                <text:p>2.1706106870229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3.34575569358178">
                <text:p>3.34575569358178</text:p>
              </table:table-cell>
              <table:table-cell office:value-type="float" office:value="3.58414194621569">
                <text:p>3.58414194621569</text:p>
              </table:table-cell>
              <table:table-cell office:value-type="float" office:value="3.38961719979025">
                <text:p>3.38961719979025</text:p>
              </table:table-cell>
              <table:table-cell office:value-type="float" office:value="3.58347962672087">
                <text:p>3.5834796267208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5.14436560229769">
                <text:p>5.14436560229769</text:p>
              </table:table-cell>
              <table:table-cell office:value-type="float" office:value="5.2721842264739">
                <text:p>5.2721842264739</text:p>
              </table:table-cell>
              <table:table-cell office:value-type="float" office:value="5.35846898372195">
                <text:p>5.35846898372195</text:p>
              </table:table-cell>
              <table:table-cell office:value-type="float" office:value="5.14306224136475">
                <text:p>5.1430622413647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7.4946200403497">
                <text:p>7.4946200403497</text:p>
              </table:table-cell>
              <table:table-cell office:value-type="float" office:value="7.53770713561042">
                <text:p>7.53770713561042</text:p>
              </table:table-cell>
              <table:table-cell office:value-type="float" office:value="7.35246577601847">
                <text:p>7.35246577601847</text:p>
              </table:table-cell>
              <table:table-cell office:value-type="float" office:value="7.56521001272804">
                <text:p>7.56521001272804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9.95710498835248">
                <text:p>9.95710498835248</text:p>
              </table:table-cell>
              <table:table-cell office:value-type="float" office:value="10.0736286062576">
                <text:p>10.0736286062576</text:p>
              </table:table-cell>
              <table:table-cell office:value-type="float" office:value="9.96190629269469">
                <text:p>9.96190629269469</text:p>
              </table:table-cell>
              <table:table-cell office:value-type="float" office:value="9.89036942471874">
                <text:p>9.890369424718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297cm" svg:y="0.316cm" chart:style-name="ch2">
          <text:p>Find Nearest 64 Batches Efficiency</text:p>
        </chart:title>
        <chart:legend chart:legend-position="end" svg:x="15.054cm" svg:y="3.442cm" style:legend-expansion="high" chart:style-name="ch3"/>
        <chart:plot-area chart:style-name="ch4" table:cell-range-address="Graphics.E49:Graphics.E56 Graphics.H49:Graphics.K56" chart:data-source-has-labels="both" svg:x="1.321cm" svg:y="1.301cm" svg:width="13.413cm" svg:height="6.548cm">
          <chart:coordinate-region svg:x="1.763cm" svg:y="1.503cm" svg:width="12.971cm" svg:height="5.693cm"/>
          <chart:axis chart:dimension="x" chart:name="primary-x" chart:style-name="ch5" chartooo:axis-type="auto">
            <chartooo:date-scale/>
            <chart:title svg:x="7.61cm" svg:y="8.029cm" chart:style-name="ch6">
              <text:p>Units</text:p>
            </chart:title>
            <chart:categories table:cell-range-address="Graphics.E50:Graphics.E56"/>
          </chart:axis>
          <chart:axis chart:dimension="y" chart:name="primary-y" chart:style-name="ch7">
            <chart:title svg:x="0.451cm" svg:y="5.31cm" chart:style-name="ch8">
              <text:p>Efficiency</text:p>
            </chart:title>
            <chart:grid chart:style-name="ch9" chart:class="major"/>
          </chart:axis>
          <chart:series chart:style-name="ch10" chart:values-cell-range-address="Graphics.H50:Graphics.H56" chart:label-cell-address="Graphics.H49:Graphics.H49" chart:class="chart:bar">
            <chart:data-point chart:repeated="7"/>
          </chart:series>
          <chart:series chart:style-name="ch11" chart:values-cell-range-address="Graphics.I50:Graphics.I56" chart:label-cell-address="Graphics.I49:Graphics.I49" chart:class="chart:bar">
            <chart:data-point chart:repeated="7"/>
          </chart:series>
          <chart:series chart:style-name="ch12" chart:values-cell-range-address="Graphics.J50:Graphics.J56" chart:label-cell-address="Graphics.J49:Graphics.J49" chart:class="chart:bar">
            <chart:data-point chart:repeated="7"/>
          </chart:series>
          <chart:series chart:style-name="ch13" chart:values-cell-range-address="Graphics.K50:Graphics.K56" chart:label-cell-address="Graphics.K49:Graphics.K49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Graphics.H49:Graphics.H49</svg:desc>
                </draw:g>
              </table:table-cell>
              <table:table-cell office:value-type="string">
                <text:p>4</text:p>
                <draw:g>
                  <svg:desc>Graphics.I49:Graphics.I49</svg:desc>
                </draw:g>
              </table:table-cell>
              <table:table-cell office:value-type="string">
                <text:p>6</text:p>
                <draw:g>
                  <svg:desc>Graphics.J49:Graphics.J49</svg:desc>
                </draw:g>
              </table:table-cell>
              <table:table-cell office:value-type="string">
                <text:p>8</text:p>
                <draw:g>
                  <svg:desc>Graphics.K49:Graphics.K49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E50:Graphics.E56</svg:desc>
                </draw:g>
              </table:table-cell>
              <table:table-cell office:value-type="float" office:value="0.423154701718908">
                <text:p>0.423154701718908</text:p>
                <draw:g>
                  <svg:desc>Graphics.H50:Graphics.H56</svg:desc>
                </draw:g>
              </table:table-cell>
              <table:table-cell office:value-type="float" office:value="0.225462826917426">
                <text:p>0.225462826917426</text:p>
                <draw:g>
                  <svg:desc>Graphics.I50:Graphics.I56</svg:desc>
                </draw:g>
              </table:table-cell>
              <table:table-cell office:value-type="float" office:value="0.155078322385043">
                <text:p>0.155078322385043</text:p>
                <draw:g>
                  <svg:desc>Graphics.J50:Graphics.J56</svg:desc>
                </draw:g>
              </table:table-cell>
              <table:table-cell office:value-type="float" office:value="0.108757796257796">
                <text:p>0.108757796257796</text:p>
                <draw:g>
                  <svg:desc>Graphics.K50:Graphics.K56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57511139401655">
                <text:p>0.57511139401655</text:p>
              </table:table-cell>
              <table:table-cell office:value-type="float" office:value="0.315059280661552">
                <text:p>0.315059280661552</text:p>
              </table:table-cell>
              <table:table-cell office:value-type="float" office:value="0.201815687025337">
                <text:p>0.201815687025337</text:p>
              </table:table-cell>
              <table:table-cell office:value-type="float" office:value="0.143321700507614">
                <text:p>0.143321700507614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.08748446314179">
                <text:p>1.08748446314179</text:p>
              </table:table-cell>
              <table:table-cell office:value-type="float" office:value="0.518744869105172">
                <text:p>0.518744869105172</text:p>
              </table:table-cell>
              <table:table-cell office:value-type="float" office:value="0.347988373871807">
                <text:p>0.347988373871807</text:p>
              </table:table-cell>
              <table:table-cell office:value-type="float" office:value="0.271326335877863">
                <text:p>0.271326335877863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.67287784679089">
                <text:p>1.67287784679089</text:p>
              </table:table-cell>
              <table:table-cell office:value-type="float" office:value="0.896035486553923">
                <text:p>0.896035486553923</text:p>
              </table:table-cell>
              <table:table-cell office:value-type="float" office:value="0.564936199965041">
                <text:p>0.564936199965041</text:p>
              </table:table-cell>
              <table:table-cell office:value-type="float" office:value="0.447934953340109">
                <text:p>0.447934953340109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2.57218280114884">
                <text:p>2.57218280114884</text:p>
              </table:table-cell>
              <table:table-cell office:value-type="float" office:value="1.31804605661847">
                <text:p>1.31804605661847</text:p>
              </table:table-cell>
              <table:table-cell office:value-type="float" office:value="0.893078163953659">
                <text:p>0.893078163953659</text:p>
              </table:table-cell>
              <table:table-cell office:value-type="float" office:value="0.642882780170594">
                <text:p>0.64288278017059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3.74731002017485">
                <text:p>3.74731002017485</text:p>
              </table:table-cell>
              <table:table-cell office:value-type="float" office:value="1.8844267839026">
                <text:p>1.8844267839026</text:p>
              </table:table-cell>
              <table:table-cell office:value-type="float" office:value="1.22541096266975">
                <text:p>1.22541096266975</text:p>
              </table:table-cell>
              <table:table-cell office:value-type="float" office:value="0.945651251591006">
                <text:p>0.945651251591006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4.97855249417624">
                <text:p>4.97855249417624</text:p>
              </table:table-cell>
              <table:table-cell office:value-type="float" office:value="2.51840715156441">
                <text:p>2.51840715156441</text:p>
              </table:table-cell>
              <table:table-cell office:value-type="float" office:value="1.66031771544911">
                <text:p>1.66031771544911</text:p>
              </table:table-cell>
              <table:table-cell office:value-type="float" office:value="1.23629617808984">
                <text:p>1.236296178089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